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00"/>
    <style:style style:name="ce9" style:family="table-cell" style:parent-style-name="Default" style:data-style-name="N107">
      <style:table-cell-properties fo:border-bottom="0.06pt solid #000000" fo:border-left="0.06pt solid #000000" fo:border-right="0.31pt solid #000000" fo:border-top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3">
          <table:table-cell table:style-name="ce1" office:value-type="string">
            <text:p>Intervalli</text:p>
          </table:table-cell>
          <table:table-cell table:style-name="ce3" office:value-type="string">
            <text:p>40 – 60</text:p>
          </table:table-cell>
          <table:table-cell table:style-name="ce3" office:value-type="string">
            <text:p>50 – 70</text:p>
          </table:table-cell>
          <table:table-cell table:style-name="ce3" office:value-type="string">
            <text:p>60 – 80</text:p>
          </table:table-cell>
          <table:table-cell table:style-name="ce3" office:value-type="string">
            <text:p>70 – 90</text:p>
          </table:table-cell>
          <table:table-cell table:style-name="ce3" office:value-type="string">
            <text:p>80 – 100</text:p>
          </table:table-cell>
          <table:table-cell table:style-name="ce3" office:value-type="string">
            <text:p>90 – 110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spanned="6" table:number-rows-spanned="1"/>
          <table:covered-table-cell table:number-columns-repeated="5" table:style-name="ce7"/>
          <table:table-cell table:number-columns-repeated="2"/>
          <table:table-cell office:value-type="string">
            <text:p>Li ho copiati qua per facilitarmi il lavoro, ovviamente dopo toglierli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5">
            <text:p>Dati</text:p>
          </table:table-cell>
          <table:table-cell table:style-name="ce5" office:value-type="float" office:value="1.664">
            <text:p>1.664</text:p>
          </table:table-cell>
          <table:table-cell table:style-name="ce5" office:value-type="float" office:value="1.66">
            <text:p>1.660</text:p>
          </table:table-cell>
          <table:table-cell table:style-name="ce5" office:value-type="float" office:value="1.728">
            <text:p>1.728</text:p>
          </table:table-cell>
          <table:table-cell table:style-name="ce5" office:value-type="float" office:value="1.705">
            <text:p>1.705</text:p>
          </table:table-cell>
          <table:table-cell table:style-name="ce5" office:value-type="float" office:value="1.724">
            <text:p>1.724</text:p>
          </table:table-cell>
          <table:table-cell table:style-name="ce5" office:value-type="float" office:value="1.662">
            <text:p>1.662</text:p>
          </table:table-cell>
          <table:table-cell table:number-columns-repeated="2"/>
          <table:table-cell office:value-type="string">
            <text:p>Se fai copia da tutto un file (questo è alluminio_0gradi_dati.txt) dovresti riuscire a incollarlo tutto e a finire velocemente copiando le celle</text:p>
          </table:table-cell>
          <table:table-cell/>
        </table:table-row>
        <table:table-row table:style-name="ro3">
          <table:covered-table-cell/>
          <table:table-cell table:style-name="ce5" office:value-type="float" office:value="1.642">
            <text:p>1.642</text:p>
          </table:table-cell>
          <table:table-cell table:style-name="ce5" office:value-type="float" office:value="1.666">
            <text:p>1.666</text:p>
          </table:table-cell>
          <table:table-cell table:style-name="ce5" office:value-type="float" office:value="1.758">
            <text:p>1.758</text:p>
          </table:table-cell>
          <table:table-cell table:style-name="ce5" office:value-type="float" office:value="1.697">
            <text:p>1.697</text:p>
          </table:table-cell>
          <table:table-cell table:style-name="ce5" office:value-type="float" office:value="1.774">
            <text:p>1.774</text:p>
          </table:table-cell>
          <table:table-cell table:style-name="ce5" office:value-type="float" office:value="1.681">
            <text:p>1.681</text:p>
          </table:table-cell>
          <table:table-cell table:number-columns-repeated="4"/>
        </table:table-row>
        <table:table-row table:style-name="ro3">
          <table:covered-table-cell/>
          <table:table-cell table:style-name="ce5" office:value-type="float" office:value="1.668">
            <text:p>1.668</text:p>
          </table:table-cell>
          <table:table-cell table:style-name="ce5" office:value-type="float" office:value="1.68">
            <text:p>1.680</text:p>
          </table:table-cell>
          <table:table-cell table:style-name="ce5" office:value-type="float" office:value="1.736">
            <text:p>1.736</text:p>
          </table:table-cell>
          <table:table-cell table:style-name="ce5" office:value-type="float" office:value="1.723">
            <text:p>1.723</text:p>
          </table:table-cell>
          <table:table-cell table:style-name="ce5" office:value-type="float" office:value="1.772">
            <text:p>1.772</text:p>
          </table:table-cell>
          <table:table-cell table:style-name="ce5" office:value-type="float" office:value="1.702">
            <text:p>1.702</text:p>
          </table:table-cell>
          <table:table-cell table:number-columns-repeated="4"/>
        </table:table-row>
        <table:table-row table:style-name="ro3">
          <table:covered-table-cell/>
          <table:table-cell table:style-name="ce5" office:value-type="float" office:value="1.63">
            <text:p>1.630</text:p>
          </table:table-cell>
          <table:table-cell table:style-name="ce5" office:value-type="float" office:value="1.668">
            <text:p>1.668</text:p>
          </table:table-cell>
          <table:table-cell table:style-name="ce5" office:value-type="float" office:value="1.706">
            <text:p>1.706</text:p>
          </table:table-cell>
          <table:table-cell table:style-name="ce5" office:value-type="float" office:value="1.726">
            <text:p>1.726</text:p>
          </table:table-cell>
          <table:table-cell table:style-name="ce5" office:value-type="float" office:value="1.714">
            <text:p>1.714</text:p>
          </table:table-cell>
          <table:table-cell table:style-name="ce5" office:value-type="float" office:value="1.741">
            <text:p>1.741</text:p>
          </table:table-cell>
          <table:table-cell table:number-columns-repeated="4"/>
        </table:table-row>
        <table:table-row table:style-name="ro4">
          <table:covered-table-cell/>
          <table:table-cell table:style-name="ce6" office:value-type="float" office:value="1.637">
            <text:p>1.637</text:p>
          </table:table-cell>
          <table:table-cell table:style-name="ce6" office:value-type="float" office:value="1.666">
            <text:p>1.666</text:p>
          </table:table-cell>
          <table:table-cell table:style-name="ce6" office:value-type="float" office:value="1.726">
            <text:p>1.726</text:p>
          </table:table-cell>
          <table:table-cell table:style-name="ce6" office:value-type="float" office:value="1.76">
            <text:p>1.760</text:p>
          </table:table-cell>
          <table:table-cell table:style-name="ce6" office:value-type="float" office:value="1.752">
            <text:p>1.752</text:p>
          </table:table-cell>
          <table:table-cell table:style-name="ce9" office:value-type="float" office:value="1.71">
            <text:p>1.710</text:p>
          </table:table-cell>
          <table:table-cell table:number-columns-repeated="2"/>
          <table:table-cell office:value-type="string">
            <text:p>Nome file</text:p>
          </table:table-cell>
          <table:table-cell office:value-type="string">
            <text:p><text:s/>./DatiFormattati/DatiStandardizzati/ad60_0</text:p>
          </table:table-cell>
        </table:table-row>
        <table:table-row table:style-name="ro4">
          <table:table-cell table:style-name="ce1" office:value-type="string">
            <text:p>Analisi</text:p>
          </table:table-cell>
          <table:table-cell table:style-name="ce6" table:number-columns-repeated="5"/>
          <table:table-cell table:style-name="ce9"/>
          <table:table-cell table:number-columns-repeated="2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Media</text:p>
          </table:table-cell>
          <table:table-cell office:value-type="float" office:value="1.6482">
            <text:p>1.6482</text:p>
          </table:table-cell>
          <table:table-cell office:value-type="float" office:value="1.668">
            <text:p>1.668</text:p>
          </table:table-cell>
          <table:table-cell office:value-type="float" office:value="1.7308">
            <text:p>1.7308</text:p>
          </table:table-cell>
          <table:table-cell office:value-type="float" office:value="1.7222">
            <text:p>1.7222</text:p>
          </table:table-cell>
          <table:table-cell office:value-type="float" office:value="1.7472">
            <text:p>1.7472</text:p>
          </table:table-cell>
          <table:table-cell office:value-type="float" office:value="1.6992">
            <text:p>1.6992</text:p>
          </table:table-cell>
          <table:table-cell table:number-columns-repeated="2"/>
          <table:table-cell office:value-type="string">
            <text:p>Media</text:p>
          </table:table-cell>
          <table:table-cell office:value-type="float" office:value="1.6482">
            <text:p>1.6482</text:p>
          </table:table-cell>
        </table:table-row>
        <table:table-row table:style-name="ro3">
          <table:table-cell office:value-type="string">
            <text:p>Varianza del campione</text:p>
          </table:table-cell>
          <table:table-cell office:value-type="float" office:value="0.00022736">
            <text:p>0.00022736</text:p>
          </table:table-cell>
          <table:table-cell table:style-name="ce8" office:value-type="string">
            <text:p>4.32e-05</text:p>
          </table:table-cell>
          <table:table-cell office:value-type="float" office:value="0.00028256">
            <text:p>0.00028256</text:p>
          </table:table-cell>
          <table:table-cell office:value-type="float" office:value="0.00047496">
            <text:p>0.00047496</text:p>
          </table:table-cell>
          <table:table-cell office:value-type="float" office:value="0.00059936">
            <text:p>0.00059936</text:p>
          </table:table-cell>
          <table:table-cell office:value-type="float" office:value="0.00071736">
            <text:p>0.00071736</text:p>
          </table:table-cell>
          <table:table-cell table:number-columns-repeated="2"/>
          <table:table-cell office:value-type="string">
            <text:p>Varianza del campione</text:p>
          </table:table-cell>
          <table:table-cell office:value-type="float" office:value="0.00022736">
            <text:p>0.00022736</text:p>
          </table:table-cell>
        </table:table-row>
        <table:table-row table:style-name="ro3">
          <table:table-cell office:value-type="string">
            <text:p>Deviazione standard campione</text:p>
          </table:table-cell>
          <table:table-cell office:value-type="float" office:value="0.0150785">
            <text:p>0.0150785</text:p>
          </table:table-cell>
          <table:table-cell office:value-type="float" office:value="0.00657267">
            <text:p>0.00657267</text:p>
          </table:table-cell>
          <table:table-cell office:value-type="float" office:value="0.0168095">
            <text:p>0.0168095</text:p>
          </table:table-cell>
          <table:table-cell office:value-type="float" office:value="0.0217936">
            <text:p>0.0217936</text:p>
          </table:table-cell>
          <table:table-cell office:value-type="float" office:value="0.0244818">
            <text:p>0.0244818</text:p>
          </table:table-cell>
          <table:table-cell office:value-type="float" office:value="0.0267836">
            <text:p>0.0267836</text:p>
          </table:table-cell>
          <table:table-cell table:number-columns-repeated="2"/>
          <table:table-cell office:value-type="string">
            <text:p>Deviazione standard campione</text:p>
          </table:table-cell>
          <table:table-cell office:value-type="float" office:value="0.0150785">
            <text:p>0.0150785</text:p>
          </table:table-cell>
        </table:table-row>
        <table:table-row table:style-name="ro3">
          <table:table-cell office:value-type="string">
            <text:p>Varianza della popolazione</text:p>
          </table:table-cell>
          <table:table-cell office:value-type="float" office:value="0.0002842">
            <text:p>0.0002842</text:p>
          </table:table-cell>
          <table:table-cell table:style-name="ce8" office:value-type="string">
            <text:p><text:s text:c="8"/>5.4e-05</text:p>
          </table:table-cell>
          <table:table-cell office:value-type="float" office:value="0.0003532">
            <text:p>0.0003532</text:p>
          </table:table-cell>
          <table:table-cell office:value-type="float" office:value="0.0005937">
            <text:p>0.0005937</text:p>
          </table:table-cell>
          <table:table-cell office:value-type="float" office:value="0.0007492">
            <text:p>0.0007492</text:p>
          </table:table-cell>
          <table:table-cell office:value-type="float" office:value="0.0008967">
            <text:p>0.0008967</text:p>
          </table:table-cell>
          <table:table-cell table:number-columns-repeated="2"/>
          <table:table-cell office:value-type="string">
            <text:p>Varianza della popolazione</text:p>
          </table:table-cell>
          <table:table-cell office:value-type="float" office:value="0.0002842">
            <text:p>0.0002842</text:p>
          </table:table-cell>
        </table:table-row>
        <table:table-row table:style-name="ro3">
          <table:table-cell office:value-type="string">
            <text:p>Deviazione standard popolazione</text:p>
          </table:table-cell>
          <table:table-cell office:value-type="float" office:value="0.0168582">
            <text:p>0.0168582</text:p>
          </table:table-cell>
          <table:table-cell office:value-type="float" office:value="0.00734847">
            <text:p>0.00734847</text:p>
          </table:table-cell>
          <table:table-cell office:value-type="float" office:value="0.0187936">
            <text:p>0.0187936</text:p>
          </table:table-cell>
          <table:table-cell office:value-type="float" office:value="0.024366">
            <text:p>0.024366</text:p>
          </table:table-cell>
          <table:table-cell office:value-type="float" office:value="0.0273715">
            <text:p>0.0273715</text:p>
          </table:table-cell>
          <table:table-cell office:value-type="float" office:value="0.0299449">
            <text:p>0.0299449</text:p>
          </table:table-cell>
          <table:table-cell table:number-columns-repeated="2"/>
          <table:table-cell office:value-type="string">
            <text:p>Deviazione standard popolazione</text:p>
          </table:table-cell>
          <table:table-cell office:value-type="float" office:value="0.0168582">
            <text:p>0.0168582</text:p>
          </table:table-cell>
        </table:table-row>
        <table:table-row table:style-name="ro3">
          <table:table-cell office:value-type="string">
            <text:p>Errore della media</text:p>
          </table:table-cell>
          <table:table-cell office:value-type="float" office:value="0.00753923">
            <text:p>0.00753923</text:p>
          </table:table-cell>
          <table:table-cell office:value-type="float" office:value="0.00328634">
            <text:p>0.00328634</text:p>
          </table:table-cell>
          <table:table-cell office:value-type="float" office:value="0.00840476">
            <text:p>0.00840476</text:p>
          </table:table-cell>
          <table:table-cell office:value-type="float" office:value="0.0108968">
            <text:p>0.0108968</text:p>
          </table:table-cell>
          <table:table-cell office:value-type="float" office:value="0.0122409">
            <text:p>0.0122409</text:p>
          </table:table-cell>
          <table:table-cell office:value-type="float" office:value="0.0133918">
            <text:p>0.0133918</text:p>
          </table:table-cell>
          <table:table-cell table:number-columns-repeated="2"/>
          <table:table-cell office:value-type="string">
            <text:p>Errore della media</text:p>
          </table:table-cell>
          <table:table-cell office:value-type="float" office:value="0.00753923">
            <text:p>0.00753923</text:p>
          </table:table-cell>
        </table:table-row>
        <table:table-row table:style-name="ro3">
          <table:table-cell office:value-type="string">
            <text:p>Massimo</text:p>
          </table:table-cell>
          <table:table-cell office:value-type="float" office:value="1.668">
            <text:p>1.668</text:p>
          </table:table-cell>
          <table:table-cell office:value-type="float" office:value="1.68">
            <text:p>1.68</text:p>
          </table:table-cell>
          <table:table-cell office:value-type="float" office:value="1.758">
            <text:p>1.758</text:p>
          </table:table-cell>
          <table:table-cell office:value-type="float" office:value="1.76">
            <text:p>1.76</text:p>
          </table:table-cell>
          <table:table-cell office:value-type="float" office:value="1.774">
            <text:p>1.774</text:p>
          </table:table-cell>
          <table:table-cell office:value-type="float" office:value="1.741">
            <text:p>1.741</text:p>
          </table:table-cell>
          <table:table-cell table:number-columns-repeated="2"/>
          <table:table-cell office:value-type="string">
            <text:p>Massimo</text:p>
          </table:table-cell>
          <table:table-cell office:value-type="float" office:value="1.668">
            <text:p>1.668</text:p>
          </table:table-cell>
        </table:table-row>
        <table:table-row table:style-name="ro3">
          <table:table-cell office:value-type="string">
            <text:p>Minimo</text:p>
          </table:table-cell>
          <table:table-cell office:value-type="float" office:value="1.63">
            <text:p>1.63</text:p>
          </table:table-cell>
          <table:table-cell office:value-type="float" office:value="1.66">
            <text:p>1.66</text:p>
          </table:table-cell>
          <table:table-cell office:value-type="float" office:value="1.706">
            <text:p>1.706</text:p>
          </table:table-cell>
          <table:table-cell office:value-type="float" office:value="1.697">
            <text:p>1.697</text:p>
          </table:table-cell>
          <table:table-cell office:value-type="float" office:value="1.714">
            <text:p>1.714</text:p>
          </table:table-cell>
          <table:table-cell office:value-type="float" office:value="1.662">
            <text:p>1.662</text:p>
          </table:table-cell>
          <table:table-cell table:number-columns-repeated="2"/>
          <table:table-cell office:value-type="string">
            <text:p>Minimo</text:p>
          </table:table-cell>
          <table:table-cell office:value-type="float" office:value="1.63">
            <text:p>1.63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9"/>
          <table:table-cell office:value-type="string">
            <text:p>Nome file</text:p>
          </table:table-cell>
          <table:table-cell office:value-type="string">
            <text:p><text:s/>./DatiFormattati/DatiStandardizzati/ad70_0</text:p>
          </table:table-cell>
        </table:table-row>
        <table:table-row table:style-name="ro3">
          <table:table-cell table:number-columns-repeated="9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9"/>
          <table:table-cell office:value-type="string">
            <text:p>Media</text:p>
          </table:table-cell>
          <table:table-cell office:value-type="float" office:value="1.668">
            <text:p>1.668</text:p>
          </table:table-cell>
        </table:table-row>
        <table:table-row table:style-name="ro3">
          <table:table-cell table:number-columns-repeated="9"/>
          <table:table-cell office:value-type="string">
            <text:p>Varianza del campione</text:p>
          </table:table-cell>
          <table:table-cell table:style-name="ce8" office:value-type="string">
            <text:p><text:s text:c="13"/>4.32e-05</text:p>
          </table:table-cell>
        </table:table-row>
        <table:table-row table:style-name="ro3">
          <table:table-cell table:number-columns-repeated="9"/>
          <table:table-cell office:value-type="string">
            <text:p>Deviazione standard campione</text:p>
          </table:table-cell>
          <table:table-cell office:value-type="float" office:value="0.00657267">
            <text:p>0.00657267</text:p>
          </table:table-cell>
        </table:table-row>
        <table:table-row table:style-name="ro3">
          <table:table-cell table:number-columns-repeated="9"/>
          <table:table-cell office:value-type="string">
            <text:p>Varianza della popolazione</text:p>
          </table:table-cell>
          <table:table-cell table:style-name="ce8" office:value-type="string">
            <text:p><text:s text:c="8"/>5.4e-05</text:p>
          </table:table-cell>
        </table:table-row>
        <table:table-row table:style-name="ro3">
          <table:table-cell table:number-columns-repeated="9"/>
          <table:table-cell office:value-type="string">
            <text:p>Deviazione standard popolazione</text:p>
          </table:table-cell>
          <table:table-cell office:value-type="float" office:value="0.00734847">
            <text:p>0.00734847</text:p>
          </table:table-cell>
        </table:table-row>
        <table:table-row table:style-name="ro3">
          <table:table-cell table:number-columns-repeated="9"/>
          <table:table-cell office:value-type="string">
            <text:p>Errore della media</text:p>
          </table:table-cell>
          <table:table-cell office:value-type="float" office:value="0.00328634">
            <text:p>0.00328634</text:p>
          </table:table-cell>
        </table:table-row>
        <table:table-row table:style-name="ro3">
          <table:table-cell table:number-columns-repeated="9"/>
          <table:table-cell office:value-type="string">
            <text:p>Massimo</text:p>
          </table:table-cell>
          <table:table-cell office:value-type="float" office:value="1.68">
            <text:p>1.68</text:p>
          </table:table-cell>
        </table:table-row>
        <table:table-row table:style-name="ro3">
          <table:table-cell table:number-columns-repeated="9"/>
          <table:table-cell office:value-type="string">
            <text:p>Minimo</text:p>
          </table:table-cell>
          <table:table-cell office:value-type="float" office:value="1.66">
            <text:p>1.66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9"/>
          <table:table-cell office:value-type="string">
            <text:p>Nome file</text:p>
          </table:table-cell>
          <table:table-cell office:value-type="string">
            <text:p><text:s/>./DatiFormattati/DatiStandardizzati/ad80_0</text:p>
          </table:table-cell>
        </table:table-row>
        <table:table-row table:style-name="ro3">
          <table:table-cell table:number-columns-repeated="9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9"/>
          <table:table-cell office:value-type="string">
            <text:p>Media</text:p>
          </table:table-cell>
          <table:table-cell office:value-type="float" office:value="1.7308">
            <text:p>1.7308</text:p>
          </table:table-cell>
        </table:table-row>
        <table:table-row table:style-name="ro3">
          <table:table-cell table:number-columns-repeated="9"/>
          <table:table-cell office:value-type="string">
            <text:p>Varianza del campione</text:p>
          </table:table-cell>
          <table:table-cell office:value-type="float" office:value="0.00028256">
            <text:p>0.00028256</text:p>
          </table:table-cell>
        </table:table-row>
        <table:table-row table:style-name="ro3">
          <table:table-cell table:number-columns-repeated="9"/>
          <table:table-cell office:value-type="string">
            <text:p>Deviazione standard campione</text:p>
          </table:table-cell>
          <table:table-cell office:value-type="float" office:value="0.0168095">
            <text:p>0.0168095</text:p>
          </table:table-cell>
        </table:table-row>
        <table:table-row table:style-name="ro3">
          <table:table-cell table:number-columns-repeated="9"/>
          <table:table-cell office:value-type="string">
            <text:p>Varianza della popolazione</text:p>
          </table:table-cell>
          <table:table-cell office:value-type="float" office:value="0.0003532">
            <text:p>0.0003532</text:p>
          </table:table-cell>
        </table:table-row>
        <table:table-row table:style-name="ro3">
          <table:table-cell table:number-columns-repeated="9"/>
          <table:table-cell office:value-type="string">
            <text:p>Deviazione standard popolazione</text:p>
          </table:table-cell>
          <table:table-cell office:value-type="float" office:value="0.0187936">
            <text:p>0.0187936</text:p>
          </table:table-cell>
        </table:table-row>
        <table:table-row table:style-name="ro3">
          <table:table-cell table:number-columns-repeated="9"/>
          <table:table-cell office:value-type="string">
            <text:p>Errore della media</text:p>
          </table:table-cell>
          <table:table-cell office:value-type="float" office:value="0.00840476">
            <text:p>0.00840476</text:p>
          </table:table-cell>
        </table:table-row>
        <table:table-row table:style-name="ro3">
          <table:table-cell table:number-columns-repeated="9"/>
          <table:table-cell office:value-type="string">
            <text:p>Massimo</text:p>
          </table:table-cell>
          <table:table-cell office:value-type="float" office:value="1.758">
            <text:p>1.758</text:p>
          </table:table-cell>
        </table:table-row>
        <table:table-row table:style-name="ro3">
          <table:table-cell table:number-columns-repeated="9"/>
          <table:table-cell office:value-type="string">
            <text:p>Minimo</text:p>
          </table:table-cell>
          <table:table-cell office:value-type="float" office:value="1.706">
            <text:p>1.706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9"/>
          <table:table-cell office:value-type="string">
            <text:p>Nome file</text:p>
          </table:table-cell>
          <table:table-cell office:value-type="string">
            <text:p><text:s/>./DatiFormattati/DatiStandardizzati/ad90_0</text:p>
          </table:table-cell>
        </table:table-row>
        <table:table-row table:style-name="ro3">
          <table:table-cell table:number-columns-repeated="9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9"/>
          <table:table-cell office:value-type="string">
            <text:p>Media</text:p>
          </table:table-cell>
          <table:table-cell office:value-type="float" office:value="1.7222">
            <text:p>1.7222</text:p>
          </table:table-cell>
        </table:table-row>
        <table:table-row table:style-name="ro3">
          <table:table-cell table:number-columns-repeated="9"/>
          <table:table-cell office:value-type="string">
            <text:p>Varianza del campione</text:p>
          </table:table-cell>
          <table:table-cell office:value-type="float" office:value="0.00047496">
            <text:p>0.00047496</text:p>
          </table:table-cell>
        </table:table-row>
        <table:table-row table:style-name="ro3">
          <table:table-cell table:number-columns-repeated="9"/>
          <table:table-cell office:value-type="string">
            <text:p>Deviazione standard campione</text:p>
          </table:table-cell>
          <table:table-cell office:value-type="float" office:value="0.0217936">
            <text:p>0.0217936</text:p>
          </table:table-cell>
        </table:table-row>
        <table:table-row table:style-name="ro3">
          <table:table-cell table:number-columns-repeated="9"/>
          <table:table-cell office:value-type="string">
            <text:p>Varianza della popolazione</text:p>
          </table:table-cell>
          <table:table-cell office:value-type="float" office:value="0.0005937">
            <text:p>0.0005937</text:p>
          </table:table-cell>
        </table:table-row>
        <table:table-row table:style-name="ro3">
          <table:table-cell table:number-columns-repeated="9"/>
          <table:table-cell office:value-type="string">
            <text:p>Deviazione standard popolazione</text:p>
          </table:table-cell>
          <table:table-cell office:value-type="float" office:value="0.024366">
            <text:p>0.024366</text:p>
          </table:table-cell>
        </table:table-row>
        <table:table-row table:style-name="ro3">
          <table:table-cell table:number-columns-repeated="9"/>
          <table:table-cell office:value-type="string">
            <text:p>Errore della media</text:p>
          </table:table-cell>
          <table:table-cell office:value-type="float" office:value="0.0108968">
            <text:p>0.0108968</text:p>
          </table:table-cell>
        </table:table-row>
        <table:table-row table:style-name="ro3">
          <table:table-cell table:number-columns-repeated="9"/>
          <table:table-cell office:value-type="string">
            <text:p>Massimo</text:p>
          </table:table-cell>
          <table:table-cell office:value-type="float" office:value="1.76">
            <text:p>1.76</text:p>
          </table:table-cell>
        </table:table-row>
        <table:table-row table:style-name="ro3">
          <table:table-cell table:number-columns-repeated="9"/>
          <table:table-cell office:value-type="string">
            <text:p>Minimo</text:p>
          </table:table-cell>
          <table:table-cell office:value-type="float" office:value="1.697">
            <text:p>1.697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9"/>
          <table:table-cell office:value-type="string">
            <text:p>Nome file</text:p>
          </table:table-cell>
          <table:table-cell office:value-type="string">
            <text:p><text:s/>./DatiFormattati/DatiStandardizzati/ad100_0</text:p>
          </table:table-cell>
        </table:table-row>
        <table:table-row table:style-name="ro3">
          <table:table-cell table:number-columns-repeated="9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9"/>
          <table:table-cell office:value-type="string">
            <text:p>Media</text:p>
          </table:table-cell>
          <table:table-cell office:value-type="float" office:value="1.7472">
            <text:p>1.7472</text:p>
          </table:table-cell>
        </table:table-row>
        <table:table-row table:style-name="ro3">
          <table:table-cell table:number-columns-repeated="9"/>
          <table:table-cell office:value-type="string">
            <text:p>Varianza del campione</text:p>
          </table:table-cell>
          <table:table-cell office:value-type="float" office:value="0.00059936">
            <text:p>0.00059936</text:p>
          </table:table-cell>
        </table:table-row>
        <table:table-row table:style-name="ro3">
          <table:table-cell table:number-columns-repeated="9"/>
          <table:table-cell office:value-type="string">
            <text:p>Deviazione standard campione</text:p>
          </table:table-cell>
          <table:table-cell office:value-type="float" office:value="0.0244818">
            <text:p>0.0244818</text:p>
          </table:table-cell>
        </table:table-row>
        <table:table-row table:style-name="ro3">
          <table:table-cell table:number-columns-repeated="9"/>
          <table:table-cell office:value-type="string">
            <text:p>Varianza della popolazione</text:p>
          </table:table-cell>
          <table:table-cell office:value-type="float" office:value="0.0007492">
            <text:p>0.0007492</text:p>
          </table:table-cell>
        </table:table-row>
        <table:table-row table:style-name="ro3">
          <table:table-cell table:number-columns-repeated="9"/>
          <table:table-cell office:value-type="string">
            <text:p>Deviazione standard popolazione</text:p>
          </table:table-cell>
          <table:table-cell office:value-type="float" office:value="0.0273715">
            <text:p>0.0273715</text:p>
          </table:table-cell>
        </table:table-row>
        <table:table-row table:style-name="ro3">
          <table:table-cell table:number-columns-repeated="9"/>
          <table:table-cell office:value-type="string">
            <text:p>Errore della media</text:p>
          </table:table-cell>
          <table:table-cell office:value-type="float" office:value="0.0122409">
            <text:p>0.0122409</text:p>
          </table:table-cell>
        </table:table-row>
        <table:table-row table:style-name="ro3">
          <table:table-cell table:number-columns-repeated="9"/>
          <table:table-cell office:value-type="string">
            <text:p>Massimo</text:p>
          </table:table-cell>
          <table:table-cell office:value-type="float" office:value="1.774">
            <text:p>1.774</text:p>
          </table:table-cell>
        </table:table-row>
        <table:table-row table:style-name="ro3">
          <table:table-cell table:number-columns-repeated="9"/>
          <table:table-cell office:value-type="string">
            <text:p>Minimo</text:p>
          </table:table-cell>
          <table:table-cell office:value-type="float" office:value="1.714">
            <text:p>1.714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9"/>
          <table:table-cell office:value-type="string">
            <text:p>Nome file</text:p>
          </table:table-cell>
          <table:table-cell office:value-type="string">
            <text:p><text:s/>./DatiFormattati/DatiStandardizzati/ad110_0</text:p>
          </table:table-cell>
        </table:table-row>
        <table:table-row table:style-name="ro3">
          <table:table-cell table:number-columns-repeated="9"/>
          <table:table-cell office:value-type="string">
            <text:p>Numero dati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9"/>
          <table:table-cell office:value-type="string">
            <text:p>Media</text:p>
          </table:table-cell>
          <table:table-cell office:value-type="float" office:value="1.6992">
            <text:p>1.6992</text:p>
          </table:table-cell>
        </table:table-row>
        <table:table-row table:style-name="ro3">
          <table:table-cell table:number-columns-repeated="9"/>
          <table:table-cell office:value-type="string">
            <text:p>Varianza del campione</text:p>
          </table:table-cell>
          <table:table-cell office:value-type="float" office:value="0.00071736">
            <text:p>0.00071736</text:p>
          </table:table-cell>
        </table:table-row>
        <table:table-row table:style-name="ro3">
          <table:table-cell table:number-columns-repeated="9"/>
          <table:table-cell office:value-type="string">
            <text:p>Deviazione standard campione</text:p>
          </table:table-cell>
          <table:table-cell office:value-type="float" office:value="0.0267836">
            <text:p>0.0267836</text:p>
          </table:table-cell>
        </table:table-row>
        <table:table-row table:style-name="ro3">
          <table:table-cell table:number-columns-repeated="9"/>
          <table:table-cell office:value-type="string">
            <text:p>Varianza della popolazione</text:p>
          </table:table-cell>
          <table:table-cell office:value-type="float" office:value="0.0008967">
            <text:p>0.0008967</text:p>
          </table:table-cell>
        </table:table-row>
        <table:table-row table:style-name="ro3">
          <table:table-cell table:number-columns-repeated="9"/>
          <table:table-cell office:value-type="string">
            <text:p>Deviazione standard popolazione</text:p>
          </table:table-cell>
          <table:table-cell office:value-type="float" office:value="0.0299449">
            <text:p>0.0299449</text:p>
          </table:table-cell>
        </table:table-row>
        <table:table-row table:style-name="ro3">
          <table:table-cell table:number-columns-repeated="9"/>
          <table:table-cell office:value-type="string">
            <text:p>Errore della media</text:p>
          </table:table-cell>
          <table:table-cell office:value-type="float" office:value="0.0133918">
            <text:p>0.0133918</text:p>
          </table:table-cell>
        </table:table-row>
        <table:table-row table:style-name="ro3">
          <table:table-cell table:number-columns-repeated="9"/>
          <table:table-cell office:value-type="string">
            <text:p>Massimo</text:p>
          </table:table-cell>
          <table:table-cell office:value-type="float" office:value="1.741">
            <text:p>1.741</text:p>
          </table:table-cell>
        </table:table-row>
        <table:table-row table:style-name="ro3">
          <table:table-cell table:number-columns-repeated="9"/>
          <table:table-cell office:value-type="string">
            <text:p>Minimo</text:p>
          </table:table-cell>
          <table:table-cell office:value-type="float" office:value="1.662">
            <text:p>1.662</text:p>
          </table:table-cell>
        </table:table-row>
        <table:table-row table:style-name="ro3" table:number-rows-repeated="104849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3">
      <number:fraction number:min-integer-digits="0" number:min-numerator-digits="1" number:min-denominator-digits="1"/>
    </number:number-style>
    <number:number-style style:name="N104">
      <number:fraction number:min-integer-digits="0" number:min-numerator-digits="2" number:min-denominator-digits="2"/>
    </number:number-style>
    <number:number-style style:name="N107">
      <number:number number:decimal-places="3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">
      <number:text>(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2">
      <number:month number:calendar="jewish" number:style="long" number:textual="true"/>
      <number:text> </number:text>
      <number:day number:calendar="jewish"/>
    </number:date-style>
    <number:date-style style:name="N123"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</number:date-style>
    <number:currency-style style:name="N125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5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23:37:27</meta:creation-date>
    <meta:generator>LibreOffice/3.5$Linux_X86_64 LibreOffice_project/350m1$Build-2</meta:generator>
    <dc:date>2014-02-23T14:06:05</dc:date>
    <meta:editing-duration>PT5M1S</meta:editing-duration>
    <meta:editing-cycles>5</meta:editing-cycles>
    <meta:document-statistic meta:table-count="3" meta:cell-count="217" meta:object-count="0"/>
  </office:meta>
</office:document-meta>
</file>